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00000002070AC0F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2.305cm"/>
    </style:style>
    <style:style style:name="Tableau2.B" style:family="table-column">
      <style:table-column-properties style:column-width="14.70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2.305cm"/>
    </style:style>
    <style:style style:name="Tableau3.B" style:family="table-column">
      <style:table-column-properties style:column-width="14.70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305cm"/>
    </style:style>
    <style:style style:name="Tableau1.B" style:family="table-column">
      <style:table-column-properties style:column-width="14.7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center" style:justify-single-word="false"/>
      <style:text-properties officeooo:rsid="00cb8879" officeooo:paragraph-rsid="00cb8879"/>
    </style:style>
    <style:style style:name="P2" style:family="paragraph" style:parent-style-name="Text_20_body">
      <style:paragraph-properties fo:text-align="center" style:justify-single-word="false"/>
      <style:text-properties officeooo:rsid="00c051d3" officeooo:paragraph-rsid="00c051d3"/>
    </style:style>
    <style:style style:name="P3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.499cm" style:auto-text-indent="false" fo:background-color="transparent" style:shadow="none" text:number-lines="false" text:line-number="0"/>
      <style:text-properties style:font-name="Liberation Sans" officeooo:rsid="00cd2869" officeooo:paragraph-rsid="00d2cb7c"/>
    </style:style>
    <style:style style:name="P4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officeooo:paragraph-rsid="00d4cce7"/>
    </style:style>
    <style:style style:name="P5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d477b5"/>
    </style:style>
    <style:style style:name="P6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d2cb7c"/>
    </style:style>
    <style:style style:name="P7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.499cm" style:auto-text-indent="false" fo:background-color="transparent" style:shadow="none" text:number-lines="false" text:line-number="0"/>
      <style:text-properties style:font-name="Liberation Sans" officeooo:rsid="00cd2869" officeooo:paragraph-rsid="00cd2869"/>
    </style:style>
    <style:style style:name="P8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a247f" officeooo:paragraph-rsid="00cd2869"/>
    </style:style>
    <style:style style:name="P9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cee1fe"/>
    </style:style>
    <style:style style:name="P10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.499cm" style:auto-text-indent="false" fo:background-color="transparent" style:shadow="none" text:number-lines="false" text:line-number="0"/>
      <style:text-properties style:font-name="Liberation Sans" officeooo:rsid="00c8b5c7" officeooo:paragraph-rsid="00c8b5c7"/>
    </style:style>
    <style:style style:name="P11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a247f" officeooo:paragraph-rsid="00ca247f"/>
    </style:style>
    <style:style style:name="P12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rsid="00cee1fe" officeooo:paragraph-rsid="00d09915"/>
    </style:style>
    <style:style style:name="P13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.499cm" style:auto-text-indent="false" fo:background-color="transparent" style:shadow="none" text:number-lines="false" text:line-number="0"/>
      <style:text-properties style:font-name="Liberation Sans"/>
    </style:style>
    <style:style style:name="P14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style:font-name="Liberation Sans" officeooo:paragraph-rsid="006d6b58"/>
    </style:style>
    <style:style style:name="P15" style:family="paragraph" style:parent-style-name="annexe">
      <loext:graphic-properties draw:fill="none" draw:fill-color="#729fcf"/>
      <style:paragraph-properties fo:margin-left="0cm" fo:margin-right="0cm" fo:margin-top="0cm" fo:margin-bottom="0.3cm" style:contextual-spacing="false" fo:text-indent="0cm" style:auto-text-indent="false" fo:background-color="transparent" style:shadow="none" text:number-lines="false" text:line-number="0"/>
      <style:text-properties officeooo:paragraph-rsid="00abb14c"/>
    </style:style>
    <style:style style:name="P16" style:family="paragraph" style:parent-style-name="Standard">
      <style:text-properties officeooo:rsid="00ca247f" officeooo:paragraph-rsid="00ca247f"/>
    </style:style>
    <style:style style:name="T1" style:family="text">
      <style:text-properties officeooo:rsid="00cbd5bc"/>
    </style:style>
    <style:style style:name="T2" style:family="text">
      <style:text-properties fo:font-size="12pt" officeooo:rsid="00cd98f6" style:font-size-asian="12pt" style:font-size-complex="12pt"/>
    </style:style>
    <style:style style:name="T3" style:family="text">
      <style:text-properties officeooo:rsid="00cd98f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d8529e" style:font-size-asian="12pt" style:font-size-complex="12pt"/>
    </style:style>
    <style:style style:name="T6" style:family="text">
      <style:text-properties officeooo:rsid="00d2cb7c"/>
    </style:style>
    <style:style style:name="T7" style:family="text">
      <style:text-properties style:font-name="Liberation Sans" officeooo:rsid="00cd2869" style:font-name-asian="Liberation Serif1" style:font-name-complex="Liberation Serif1"/>
    </style:style>
    <style:style style:name="T8" style:family="text">
      <style:text-properties style:font-name="Liberation Sans" officeooo:rsid="00d477b5" style:font-name-asian="Liberation Serif1" style:font-name-complex="Liberation Serif1"/>
    </style:style>
    <style:style style:name="T9" style:family="text">
      <style:text-properties style:font-name="Liberation Sans" fo:font-style="italic" officeooo:rsid="00cd2869" style:font-name-asian="Liberation Serif1" style:font-style-asian="italic" style:font-name-complex="Liberation Serif1" style:font-style-complex="italic"/>
    </style:style>
    <style:style style:name="T10" style:family="text">
      <style:text-properties style:font-name="Liberation Sans" fo:font-style="italic" fo:font-weight="bold" officeooo:rsid="00d477b5" style:font-name-asian="Liberation Serif1" style:font-style-asian="italic" style:font-weight-asian="bold" style:font-name-complex="Liberation Serif1" style:font-style-complex="italic" style:font-weight-complex="bold"/>
    </style:style>
    <style:style style:name="T11" style:family="text">
      <style:text-properties style:font-name="Liberation Sans" fo:font-style="italic" officeooo:rsid="00d477b5" style:font-name-asian="Liberation Serif1" style:font-style-asian="italic" style:font-name-complex="Liberation Serif1" style:font-style-complex="italic"/>
    </style:style>
    <style:style style:name="T12" style:family="text">
      <style:text-properties style:font-name="Liberation Sans" fo:font-style="italic" officeooo:rsid="00d66617" style:font-name-asian="Liberation Serif1" style:font-style-asian="italic" style:font-name-complex="Liberation Serif1" style:font-style-complex="italic"/>
    </style:style>
    <style:style style:name="T13" style:family="text">
      <style:text-properties style:font-name="Liberation Sans" fo:font-style="italic" officeooo:rsid="00d4cce7" style:font-name-asian="Liberation Serif1" style:font-style-asian="italic" style:font-name-complex="Liberation Serif1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d774dd" style:font-style-asian="italic" style:font-style-complex="italic"/>
    </style:style>
    <style:style style:name="T16" style:family="text">
      <style:text-properties fo:font-style="italic" officeooo:rsid="00d4cce7" style:font-style-asian="italic" style:font-style-complex="italic"/>
    </style:style>
    <style:style style:name="T17" style:family="text">
      <style:text-properties fo:font-style="italic" officeooo:rsid="00da58ff" style:font-style-asian="italic" style:font-style-complex="italic"/>
    </style:style>
    <style:style style:name="T18" style:family="text">
      <style:text-properties style:font-name="Liberation Sans" officeooo:rsid="00d7cb38" style:font-name-asian="Liberation Serif1" style:font-name-complex="Liberation Serif1"/>
    </style:style>
    <style:style style:name="T19" style:family="text">
      <style:text-properties officeooo:rsid="00cd2869" style:font-name-asian="Liberation Serif1" style:font-name-complex="Liberation Serif1"/>
    </style:style>
    <style:style style:name="T20" style:family="text">
      <style:text-properties officeooo:rsid="00dc2bd3" style:font-name-asian="Liberation Serif1" style:font-name-complex="Liberation Serif1"/>
    </style:style>
    <style:style style:name="T21" style:family="text">
      <style:text-properties fo:font-weight="bold" officeooo:rsid="00cd2869" style:font-name-asian="Liberation Serif1" style:font-weight-asian="bold" style:font-name-complex="Liberation Serif1" style:font-weight-complex="bold"/>
    </style:style>
    <style:style style:name="T22" style:family="text">
      <style:text-properties fo:font-style="italic" officeooo:rsid="00cd2869" style:font-name-asian="Liberation Serif1" style:font-style-asian="italic" style:font-name-complex="Liberation Serif1" style:font-style-complex="italic"/>
    </style:style>
    <style:style style:name="T23" style:family="text">
      <style:text-properties fo:font-style="italic" fo:font-weight="bold" officeooo:rsid="00cd2869" style:font-name-asian="Liberation Serif1" style:font-style-asian="italic" style:font-weight-asian="bold" style:font-name-complex="Liberation Serif1" style:font-style-complex="italic" style:font-weight-complex="bold"/>
    </style:style>
    <style:style style:name="T24" style:family="text">
      <style:text-properties officeooo:rsid="0075d5b6" style:font-name-asian="Source Han Sans CN Regular" style:font-name-complex="Lohit Devanagari1"/>
    </style:style>
    <style:style style:name="T25" style:family="text">
      <style:text-properties officeooo:rsid="00867f5d" style:font-name-asian="Source Han Sans CN Regular" style:font-name-complex="Lohit Devanagari1"/>
    </style:style>
    <style:style style:name="T26" style:family="text">
      <style:text-properties officeooo:rsid="006d6b58" style:font-name-asian="Liberation Serif1" style:font-name-complex="Liberation Serif1"/>
    </style:style>
    <style:style style:name="T27" style:family="text">
      <style:text-properties officeooo:rsid="00867f5d" style:font-name-asian="Liberation Serif1" style:font-name-complex="Liberation Serif1"/>
    </style:style>
    <style:style style:name="T28" style:family="text">
      <style:text-properties fo:font-style="italic" officeooo:rsid="00867f5d" style:font-name-asian="Liberation Serif1" style:font-style-asian="italic" style:font-name-complex="Liberation Serif1" style:font-style-complex="italic"/>
    </style:style>
    <style:style style:name="T29" style:family="text">
      <style:text-properties style:font-name-asian="Liberation Serif1" style:font-name-complex="Liberation Serif1"/>
    </style:style>
    <style:style style:name="T30" style:family="text">
      <style:text-properties fo:font-weight="bold" style:font-name-asian="Liberation Serif1" style:font-weight-asian="bold" style:font-name-complex="Liberation Serif1" style:font-weight-complex="bold"/>
    </style:style>
    <style:style style:name="T31" style:family="text">
      <style:text-properties officeooo:rsid="0075d5b6"/>
    </style:style>
    <style:style style:name="T32" style:family="text">
      <style:text-properties fo:font-style="italic" style:font-name-asian="Liberation Serif1" style:font-style-asian="italic" style:font-name-complex="Liberation Serif1" style:font-style-complex="italic"/>
    </style:style>
    <style:style style:name="T33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34" style:family="text">
      <style:text-properties officeooo:rsid="00d09915" style:font-name-asian="Liberation Serif1" style:font-name-complex="Liberation Serif1"/>
    </style:style>
    <style:style style:name="T35" style:family="text">
      <style:text-properties fo:font-weight="bold" officeooo:rsid="00d09915" style:font-name-asian="Liberation Serif1" style:font-weight-asian="bold" style:font-name-complex="Liberation Serif1" style:font-weight-complex="bold"/>
    </style:style>
    <style:style style:name="T36" style:family="text">
      <style:text-properties officeooo:rsid="006d6b58" style:font-name-asian="Source Han Sans CN Regular" style:font-name-complex="Lohit Devanagari1"/>
    </style:style>
    <style:style style:name="T37" style:family="text">
      <style:text-properties fo:font-style="italic" officeooo:rsid="0076e23e" style:font-name-asian="Source Han Sans CN Regular" style:font-style-asian="italic" style:font-name-complex="Lohit Devanagari1" style:font-style-complex="italic"/>
    </style:style>
    <style:style style:name="T38" style:family="text">
      <style:text-properties officeooo:rsid="00781437" style:font-name-asian="Source Han Sans CN Regular" style:font-name-complex="Lohit Devanagari1"/>
    </style:style>
    <style:style style:name="T39" style:family="text">
      <style:text-properties officeooo:rsid="00708855" style:font-name-asian="Source Han Sans CN Regular" style:font-name-complex="Lohit Devanagari1"/>
    </style:style>
    <style:style style:name="T40" style:family="text">
      <style:text-properties style:font-name-asian="Source Han Sans CN Regular" style:font-name-complex="Lohit Devanagari1"/>
    </style:style>
    <style:style style:name="T41" style:family="text">
      <style:text-properties officeooo:rsid="00583268" style:font-name-asian="Source Han Sans CN Regular" style:font-name-complex="Lohit Devanagari1"/>
    </style:style>
    <style:style style:name="T42" style:family="text">
      <style:text-properties officeooo:rsid="00711492" style:font-name-asian="Source Han Sans CN Regular" style:font-name-complex="Lohit Devanagari1"/>
    </style:style>
    <style:style style:name="T43" style:family="text">
      <style:text-properties officeooo:rsid="00965535" style:font-name-asian="Source Han Sans CN Regular" style:font-name-complex="Lohit Devanagari1"/>
    </style:style>
    <style:style style:name="T44" style:family="text">
      <style:text-properties fo:font-weight="bold" officeooo:rsid="00867f5d" style:font-name-asian="Source Han Sans CN Regular" style:font-weight-asian="bold" style:font-name-complex="Lohit Devanagari1" style:font-weight-complex="bold"/>
    </style:style>
    <style:style style:name="T45" style:family="text">
      <style:text-properties officeooo:rsid="00a6706d" style:font-name-asian="Source Han Sans CN Regular" style:font-name-complex="Lohit Devanagari1"/>
    </style:style>
    <style:style style:name="T46" style:family="text">
      <style:text-properties fo:font-style="italic" officeooo:rsid="0075d5b6" style:font-name-asian="Source Han Sans CN Regular" style:font-style-asian="italic" style:font-name-complex="Lohit Devanagari1" style:font-style-complex="italic"/>
    </style:style>
    <style:style style:name="T47" style:family="text">
      <style:text-properties style:font-name="Liberation Sans" officeooo:rsid="0075d5b6" style:font-name-asian="Source Han Sans CN Regular" style:font-name-complex="Lohit Devanagari1"/>
    </style:style>
    <style:style style:name="T48" style:family="text">
      <style:text-properties style:font-name="Liberation Sans" style:font-name-asian="Source Han Sans CN Regular" style:font-name-complex="Lohit Devanagari1"/>
    </style:style>
    <style:style style:name="T49" style:family="text">
      <style:text-properties style:font-name="Liberation Sans" officeooo:rsid="00ad755a" style:font-name-asian="Source Han Sans CN Regular" style:font-name-complex="Lohit Devanagari1"/>
    </style:style>
    <style:style style:name="T50" style:family="text">
      <style:text-properties style:font-name="Liberation Sans" officeooo:rsid="00abb14c" style:font-name-asian="Source Han Sans CN Regular" style:font-name-complex="Lohit Devanagari1"/>
    </style:style>
    <style:style style:name="T51" style:family="text">
      <style:text-properties style:font-name="Liberation Sans" fo:font-weight="bold" officeooo:rsid="00abb14c" style:font-name-asian="Source Han Sans CN Regular" style:font-weight-asian="bold" style:font-name-complex="Lohit Devanagari1" style:font-weight-complex="bold"/>
    </style:style>
    <style:style style:name="T52" style:family="text">
      <style:text-properties officeooo:rsid="00abb14c" style:font-name-asian="Source Han Sans CN Regular" style:font-name-complex="Lohit Devanagari1"/>
    </style:style>
    <style:style style:name="T53" style:family="text">
      <style:text-properties style:font-name="Liberation Sans" officeooo:rsid="00965535" style:font-name-asian="Source Han Sans CN Regular" style:font-name-complex="Lohit Devanagari1"/>
    </style:style>
    <style:style style:name="T54" style:family="text">
      <style:text-properties officeooo:rsid="007414b1"/>
    </style:style>
    <style:style style:name="T55" style:family="text">
      <style:text-properties fo:font-style="italic" officeooo:rsid="007414b1" style:font-name-asian="Source Han Sans CN Regular" style:font-style-asian="italic" style:font-name-complex="Lohit Devanagari1" style:font-style-complex="italic"/>
    </style:style>
    <style:style style:name="T56" style:family="text">
      <style:text-properties officeooo:rsid="007414b1" style:font-name-asian="Source Han Sans CN Regular" style:font-name-complex="Lohit Devanagari1"/>
    </style:style>
    <style:style style:name="T57" style:family="text">
      <style:text-properties officeooo:rsid="00983b28"/>
    </style:style>
    <style:style style:name="T58" style:family="text">
      <style:text-properties fo:font-weight="bold" officeooo:rsid="007414b1" style:font-name-asian="Source Han Sans CN Regular" style:font-weight-asian="bold" style:font-name-complex="Lohit Devanagari1" style:font-weight-complex="bold"/>
    </style:style>
    <style:style style:name="T59" style:family="text">
      <style:text-properties officeooo:rsid="006b87ee" style:font-name-asian="Source Han Sans CN Regular" style:font-name-complex="Lohit Devanagari1"/>
    </style:style>
    <style:style style:name="T60" style:family="text">
      <style:text-properties officeooo:rsid="007282cf"/>
    </style:style>
    <style:style style:name="T61" style:family="text">
      <style:text-properties officeooo:rsid="006d6b58"/>
    </style:style>
    <style:style style:name="T62" style:family="text">
      <style:text-properties fo:font-style="italic" officeooo:rsid="00649d92" style:font-name-asian="Source Han Sans CN Regular" style:font-style-asian="italic" style:font-name-complex="Lohit Devanagari1" style:font-style-complex="italic"/>
    </style:style>
    <style:style style:name="T63" style:family="text">
      <style:text-properties fo:font-style="italic" officeooo:rsid="0063bcc0" style:font-name-asian="Source Han Sans CN Regular" style:font-style-asian="italic" style:font-name-complex="Lohit Devanagari1" style:font-style-complex="italic"/>
    </style:style>
    <style:style style:name="T64" style:family="text">
      <style:text-properties officeooo:rsid="0061ed99"/>
    </style:style>
    <style:style style:name="T65" style:family="text">
      <style:text-properties officeooo:rsid="009f8cc2"/>
    </style:style>
    <style:style style:name="T66" style:family="text">
      <style:text-properties officeooo:rsid="00995844"/>
    </style:style>
    <style:style style:name="T67" style:family="text">
      <style:text-properties officeooo:rsid="002efdab"/>
    </style:style>
    <style:style style:name="T68" style:family="text">
      <style:text-properties fo:font-weight="bold" officeooo:rsid="00995844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711492"/>
    </style:style>
    <style:style style:name="T71" style:family="text">
      <style:text-properties fo:font-style="italic" officeooo:rsid="00711492" style:font-name-asian="Source Han Sans CN Regular" style:font-style-asian="italic" style:font-name-complex="Lohit Devanagari1" style:font-style-complex="italic"/>
    </style:style>
    <style:style style:name="T72" style:family="text">
      <style:text-properties fo:font-weight="bold" officeooo:rsid="009b2c55" style:font-name-asian="Source Han Sans CN Regular" style:font-weight-asian="bold" style:font-name-complex="Lohit Devanagari1" style:font-weight-complex="bold"/>
    </style:style>
    <style:style style:name="T73" style:family="text">
      <style:text-properties officeooo:rsid="009b2c55" style:font-name-asian="Source Han Sans CN Regular" style:font-name-complex="Lohit Devanagari1"/>
    </style:style>
    <style:style style:name="T74" style:family="text">
      <style:text-properties officeooo:rsid="0083e21a" style:font-name-asian="Source Han Sans CN Regular" style:font-name-complex="Lohit Devanagari1"/>
    </style:style>
    <style:style style:name="T75" style:family="text">
      <style:text-properties officeooo:rsid="005f7fe7" style:font-name-asian="Source Han Sans CN Regular" style:font-name-complex="Lohit Devanagari1"/>
    </style:style>
    <style:style style:name="T76" style:family="text">
      <style:text-properties officeooo:rsid="0079883c" style:font-name-asian="Source Han Sans CN Regular" style:font-name-complex="Lohit Devanagari1"/>
    </style:style>
    <style:style style:name="T77" style:family="text">
      <style:text-properties fo:font-style="italic" officeooo:rsid="00708855" style:font-name-asian="Source Han Sans CN Regular" style:font-style-asian="italic" style:font-name-complex="Lohit Devanagari1" style:font-style-complex="italic"/>
    </style:style>
    <style:style style:name="T78" style:family="text">
      <style:text-properties officeooo:rsid="005d6bb0" style:font-name-asian="Source Han Sans CN Regular" style:font-name-complex="Lohit Devanagari1"/>
    </style:style>
    <style:style style:name="T79" style:family="text">
      <style:text-properties fo:font-weight="bold" officeooo:rsid="009e3019" style:font-name-asian="Source Han Sans CN Regular" style:font-weight-asian="bold" style:font-name-complex="Lohit Devanagari1" style:font-weight-complex="bold"/>
    </style:style>
    <style:style style:name="T80" style:family="text">
      <style:text-properties fo:font-weight="bold" officeooo:rsid="00583268" style:font-name-asian="Source Han Sans CN Regular" style:font-weight-asian="bold" style:font-name-complex="Lohit Devanagari1" style:font-weight-complex="bold"/>
    </style:style>
    <style:style style:name="T81" style:family="text">
      <style:text-properties officeooo:rsid="00a30770" style:font-name-asian="Source Han Sans CN Regular" style:font-name-complex="Lohit Devanagari1"/>
    </style:style>
    <style:style style:name="T82" style:family="text">
      <style:text-properties officeooo:rsid="009e7115" style:font-name-asian="Source Han Sans CN Regular" style:font-name-complex="Lohit Devanagari1"/>
    </style:style>
    <style:style style:name="T83" style:family="text">
      <style:text-properties officeooo:rsid="006f35fa"/>
    </style:style>
    <style:style style:name="T84" style:family="text">
      <style:text-properties fo:font-style="italic" officeooo:rsid="00583268" style:font-name-asian="Source Han Sans CN Regular" style:font-style-asian="italic" style:font-name-complex="Lohit Devanagari1" style:font-style-complex="italic"/>
    </style:style>
    <style:style style:name="T85" style:family="text">
      <style:text-properties officeooo:rsid="0070e945" style:font-name-asian="Source Han Sans CN Regular" style:font-name-complex="Lohit Devanagari1"/>
    </style:style>
    <style:style style:name="T86" style:family="text">
      <style:text-properties officeooo:rsid="00616f73" style:font-name-asian="Source Han Sans CN Regular" style:font-name-complex="Lohit Devanagari1"/>
    </style:style>
    <style:style style:name="T87" style:family="text">
      <style:text-properties officeooo:rsid="005aede3" style:font-name-asian="Source Han Sans CN Regular" style:font-name-complex="Lohit Devanagari1"/>
    </style:style>
    <style:style style:name="T88" style:family="text">
      <style:text-properties officeooo:rsid="00a12473" style:font-name-asian="Source Han Sans CN Regular" style:font-name-complex="Lohit Devanagari1"/>
    </style:style>
    <style:style style:name="T89" style:family="text">
      <style:text-properties officeooo:rsid="009e28ba" style:font-name-asian="Source Han Sans CN Regular" style:font-name-complex="Lohit Devanagari1"/>
    </style:style>
    <style:style style:name="T90" style:family="text">
      <style:text-properties fo:font-style="italic" style:font-name-asian="Source Han Sans CN Regular" style:font-style-asian="italic" style:font-name-complex="Lohit Devanagari1" style:font-style-complex="italic"/>
    </style:style>
    <style:style style:name="T91" style:family="text">
      <style:text-properties officeooo:rsid="007111a1" style:font-name-asian="Source Han Sans CN Regular" style:font-name-complex="Lohit Devanagari1"/>
    </style:style>
    <style:style style:name="T92" style:family="text">
      <style:text-properties officeooo:rsid="0078bb82" style:font-name-asian="Source Han Sans CN Regular" style:font-name-complex="Lohit Devanagari1"/>
    </style:style>
    <style:style style:name="T93" style:family="text">
      <style:text-properties officeooo:rsid="0057197f" style:font-name-asian="Source Han Sans CN Regular" style:font-name-complex="Lohit Devanagari1"/>
    </style:style>
    <style:style style:name="T94" style:family="text">
      <style:text-properties officeooo:rsid="008260e5" style:font-name-asian="Source Han Sans CN Regular" style:font-name-complex="Lohit Devanagari1"/>
    </style:style>
    <style:style style:name="T95" style:family="text">
      <style:text-properties fo:font-weight="bold" officeooo:rsid="0057197f" style:font-name-asian="Source Han Sans CN Regular" style:font-weight-asian="bold" style:font-name-complex="Lohit Devanagari1" style:font-weight-complex="bold"/>
    </style:style>
    <style:style style:name="T96" style:family="text">
      <style:text-properties officeooo:rsid="009f8cc2" style:font-name-asian="Source Han Sans CN Regular" style:font-name-complex="Lohit Devanagari1"/>
    </style:style>
    <style:style style:name="T97" style:family="text">
      <style:text-properties officeooo:rsid="009c51d7" style:font-name-asian="Source Han Sans CN Regular" style:font-name-complex="Lohit Devanaga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nnexe">
        <text:h text:style-name="P1" text:outline-level="2"><draw:frame draw:style-name="fr1" draw:name="Image1" text:anchor-type="paragraph" svg:x="0.933cm" svg:y="-0.095cm" svg:width="0.847cm" svg:height="0.847cm" draw:z-index="0"><draw:image xlink:href="Pictures/10000001000000200000002070AC0FD4.png" xlink:type="simple" xlink:show="embed" xlink:actuate="onLoad" draw:mime-type="image/png"/></draw:frame><text:span text:style-name="T1">Missions d’É</text:span>tude et <text:span text:style-name="T1">d’E</text:span>xpertise <text:line-break/><text:span text:style-name="T2">Jacquelin</text:span><text:span text:style-name="T3"> </text:span><text:span text:style-name="T2">Charbonnel </text:span><text:span text:style-name="T4">2008-20</text:span><text:span text:style-name="T5">24</text:span></text:h>
        <text:p text:style-name="P2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3">20<text:span text:style-name="T6">24</text:span></text:p>
            </table:table-cell>
            <table:table-cell table:style-name="Tableau2.B1" office:value-type="string">
              <text:p text:style-name="P4"><text:span text:style-name="T7">Jacquelin Charbonnel , </text:span><text:span text:style-name="T8">Evariste</text:span><text:span text:style-name="T7"> </text:span><text:span text:style-name="T8">Ciret</text:span><text:span text:style-name="T7">, Sandrine Layrisse ― </text:span><text:span text:style-name="T9">Mission d’audit informatique de l’</text:span><text:span text:style-name="T10">Institut Camille Jordan</text:span><text:span text:style-name="T11"> </text:span><text:span text:style-name="T12">afin d’ap</text:span><text:span text:style-name="T13">porter</text:span><text:span text:style-name="T14"> un regard extérieur </text:span><text:span text:style-name="T15">sur</text:span><text:span text:style-name="T16"> </text:span><text:span text:style-name="T17">le</text:span><text:span text:style-name="T16"> </text:span><text:span text:style-name="T14">service informatique et son fonctionnement</text:span><text:span text:style-name="T7"> ― 1</text:span><text:span text:style-name="T18">1</text:span><text:span text:style-name="T7"> pages, </text:span><text:span text:style-name="T18">septembre</text:span><text:span text:style-name="T7"> 202</text:span><text:span text:style-name="T18">4</text:span></text:p>
              <text:p text:style-name="P5"><text:span text:style-name="T19">A la demande </text:span><text:span text:style-name="T20">conjointe </text:span><text:span text:style-name="T19">de la direction de l’</text:span><text:span text:style-name="T21">INSMI</text:span><text:span text:style-name="T19"> </text:span><text:span text:style-name="T20">et celle de l’ICJ</text:span><text:span text:style-name="T19">.</text:span></text:p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3">20<text:span text:style-name="T6">21</text:span></text:p>
            </table:table-cell>
            <table:table-cell table:style-name="Tableau3.B1" office:value-type="string">
              <text:p text:style-name="P6"><text:span text:style-name="T19">Jacquelin Charbonnel , Francis Hulin-Hubard, Sandrine Layrisse ― </text:span><text:span text:style-name="T22">Mission d’audit informatique de l’UMR </text:span><text:span text:style-name="T23">LAMA</text:span><text:span text:style-name="T22"> pour proposer des modifications de son organisation la rendant moins sensible au changement de personnel</text:span><text:span text:style-name="T19"> ― 13 pages, juin 2021</text:span></text:p>
              <text:p text:style-name="P6"><text:span text:style-name="T19">A la demande de la direction de l’</text:span><text:span text:style-name="T21">INSMI</text:span><text:span text:style-name="T19">.</text:span></text:p>
            </table:table-cell>
          </table:table-row>
        </table:table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7">2018</text:p>
            </table:table-cell>
            <table:table-cell table:style-name="Tableau1.B1" office:value-type="string">
              <text:p text:style-name="P8"><text:span text:style-name="T24">Laurent Azema, Jacquelin Charbonnel </text:span><text:span text:style-name="T25">, Francis Hulin-Hubard </text:span><text:span text:style-name="T26">―</text:span><text:span text:style-name="T27"> </text:span><text:span text:style-name="T28">Mission de diagnostic des systèmes et services informatiques d</text:span><text:span text:style-name="T22">es UMR </text:span><text:span text:style-name="T23">LAGA</text:span><text:span text:style-name="T22"> et </text:span><text:span text:style-name="T23">LIPN</text:span><text:span text:style-name="T27"> </text:span><text:span text:style-name="T26">―</text:span><text:span text:style-name="T27"> 1</text:span><text:span text:style-name="T19">7</text:span><text:span text:style-name="T27"> pages, </text:span><text:span text:style-name="T19">septembre</text:span><text:span text:style-name="T27"> 201</text:span><text:span text:style-name="T19">8</text:span></text:p>
              <text:p text:style-name="P9"><text:span text:style-name="T19">A </text:span><text:span text:style-name="T29">la demande des directions des Instituts CNRS de tutelle </text:span><text:span text:style-name="T30">INSMI</text:span><text:span text:style-name="T29"> et </text:span><text:span text:style-name="T30">INS2I</text:span><text:span text:style-name="T29">.</text:span></text:p>
            </table:table-cell>
          </table:table-row>
          <table:table-row>
            <table:table-cell table:style-name="Tableau1.A2" office:value-type="string">
              <text:p text:style-name="P10">2017</text:p>
            </table:table-cell>
            <table:table-cell table:style-name="Tableau1.B2" office:value-type="string">
              <text:p text:style-name="P11"><text:span text:style-name="T31">Jacquelin Charbonnel </text:span>, Francis Hulin-Hubard <text:span text:style-name="T26">―</text:span><text:span text:style-name="T29"> </text:span><text:span text:style-name="T32">Mission de diagnostic des systèmes et services informatiques du </text:span><text:span text:style-name="T33">LaBRI</text:span><text:span text:style-name="T29"> </text:span><text:span text:style-name="T26">―</text:span><text:span text:style-name="T29"> 18 pages, mars 2017</text:span></text:p>
              <text:p text:style-name="P12"><text:span text:style-name="T19">A </text:span><text:span text:style-name="T29">la demande de </text:span><text:span text:style-name="T34">la </text:span><text:span text:style-name="T29">direction de </text:span><text:span text:style-name="T35">l’</text:span><text:span text:style-name="T30">INS2I</text:span><text:span text:style-name="T29">.</text:span></text:p>
            </table:table-cell>
          </table:table-row>
          <table:table-row>
            <table:table-cell table:style-name="Tableau1.A2" office:value-type="string">
              <text:p text:style-name="P13">2016</text:p>
            </table:table-cell>
            <table:table-cell table:style-name="Tableau1.B2" office:value-type="string">
              <text:p text:style-name="P14"><text:span text:style-name="T31">Laurent Azema, Jacquelin Charbonnel, Philippe Worms </text:span><text:span text:style-name="T26">―</text:span><text:span text:style-name="T36"> </text:span><text:span text:style-name="T37">Audit informatique du Centre International de Rencontres Mathématiques (CIRM)</text:span><text:span text:style-name="T36"> </text:span><text:span text:style-name="T26">―</text:span><text:span text:style-name="T36"> </text:span><text:span text:style-name="T38">8</text:span><text:span text:style-name="T39"> pages, </text:span><text:span text:style-name="T24">février</text:span><text:span text:style-name="T40"> </text:span><text:span text:style-name="T41">20</text:span><text:span text:style-name="T42">1</text:span><text:span text:style-name="T24">6</text:span></text:p>
              <text:p text:style-name="P14"><text:span text:style-name="T24">Audit commandité </text:span><text:span text:style-name="T25">conjointement </text:span><text:span text:style-name="T24">par la </text:span><text:span text:style-name="T43">d</text:span><text:span text:style-name="T24">irection de l'INSMI</text:span><text:span text:style-name="T25"> et la </text:span><text:span text:style-name="T43">d</text:span><text:span text:style-name="T25">irection du </text:span><text:span text:style-name="T44">CIRM</text:span><text:span text:style-name="T45"> (UMS 822)</text:span><text:span text:style-name="T25">.</text:span></text:p>
            </table:table-cell>
          </table:table-row>
          <table:table-row>
            <table:table-cell table:style-name="Tableau1.A2" office:value-type="string">
              <text:p text:style-name="P13">2016</text:p>
            </table:table-cell>
            <table:table-cell table:style-name="Tableau1.B2" office:value-type="string">
              <text:p text:style-name="P14"><text:span text:style-name="T31">Laurent Azema, Jacquelin Charbonnel, Philippe Worms </text:span><text:span text:style-name="T26">―</text:span><text:span text:style-name="T36"> </text:span><text:span text:style-name="T46">Audit informatique de l’Institut de Mathématiques de Marseille (I2M)</text:span><text:span text:style-name="T36"> </text:span><text:span text:style-name="T26">―</text:span><text:span text:style-name="T36"> </text:span><text:span text:style-name="T24">15</text:span><text:span text:style-name="T39"> pages, </text:span><text:span text:style-name="T24">février</text:span><text:span text:style-name="T40"> </text:span><text:span text:style-name="T41">20</text:span><text:span text:style-name="T42">1</text:span><text:span text:style-name="T24">6</text:span></text:p>
              <text:p text:style-name="P15"><text:span text:style-name="T47">A</text:span><text:span text:style-name="T48">udit </text:span><text:span text:style-name="T49">informatique </text:span><text:span text:style-name="T50">de</text:span><text:span text:style-name="T49"> l'</text:span><text:span text:style-name="T51">I2M</text:span><text:span text:style-name="T50"> (</text:span><text:span text:style-name="T52">UMR 7373</text:span><text:span text:style-name="T50">) </text:span><text:span text:style-name="T48">commandité par la </text:span><text:span text:style-name="T53">d</text:span><text:span text:style-name="T48">irection de l'INSMI.</text:span></text:p>
            </table:table-cell>
          </table:table-row>
          <table:table-row>
            <table:table-cell table:style-name="Tableau1.A2" office:value-type="string">
              <text:p text:style-name="P13">2015</text:p>
            </table:table-cell>
            <table:table-cell table:style-name="Tableau1.B2" office:value-type="string">
              <text:p text:style-name="P14"><text:span text:style-name="T54">Laurent Azema, Jacquelin Charbonnel, Éric Jullien, Annie Planque </text:span><text:span text:style-name="T26">―</text:span><text:span text:style-name="T36"> </text:span><text:span text:style-name="T55">PILSI : étude des fonctions informatiques des unités concernées par le déménagement</text:span><text:span text:style-name="T36"> </text:span><text:span text:style-name="T26">―</text:span><text:span text:style-name="T36"> </text:span><text:span text:style-name="T56">23</text:span><text:span text:style-name="T39"> pages, </text:span><text:span text:style-name="T56">novembre</text:span><text:span text:style-name="T40"> </text:span><text:span text:style-name="T41">20</text:span><text:span text:style-name="T42">1</text:span><text:span text:style-name="T56">5</text:span></text:p>
              <text:p text:style-name="P14">Etat des lieux <text:span text:style-name="T57">commandité par le d</text:span>irecteur de l'INSMI<text:span text:style-name="T57">, concernant l</text:span><text:span text:style-name="T56">e </text:span><text:span text:style-name="T58">laboratoire Jean Kuntzmann</text:span><text:span text:style-name="T56"> (UMR 5224), </text:span><text:span text:style-name="T58">VERIMAG</text:span><text:span text:style-name="T56"> (UMR 5104), </text:span><text:span text:style-name="T59">le </text:span><text:span text:style-name="T58">LIG</text:span><text:span text:style-name="T59"> (5217) et </text:span><text:span text:style-name="T58">Mi2S</text:span><text:span text:style-name="T56"> (UMS 3042)</text:span><text:span text:style-name="T59">.</text:span></text:p>
            </table:table-cell>
          </table:table-row>
          <table:table-row>
            <table:table-cell table:style-name="Tableau1.A2" office:value-type="string">
              <text:p text:style-name="P13">2012</text:p>
            </table:table-cell>
            <table:table-cell table:style-name="Tableau1.B2" office:value-type="string">
              <text:p text:style-name="P14">Jacques Beigbeder, Jacquelin Charbonnel, Stoned Elipot, Jean-Philippe Joly El -A<text:span text:style-name="T60">hl</text:span>, Dominique Rossin, Olivier Thibault<text:span text:style-name="T61"> </text:span><text:span text:style-name="T26">―</text:span><text:span text:style-name="T36"> </text:span><text:span text:style-name="T62">E</text:span><text:span text:style-name="T63">tat des lieux des fonctions informatiques</text:span><text:span text:style-name="T62"> </text:span><text:span text:style-name="T63">de la </text:span><text:span text:style-name="T62">F</text:span><text:span text:style-name="T63">édération de </text:span><text:span text:style-name="T62">R</text:span><text:span text:style-name="T63">echerche en </text:span><text:span text:style-name="T62">M</text:span><text:span text:style-name="T63">athématiques</text:span><text:span text:style-name="T62"> </text:span><text:span text:style-name="T63">de </text:span><text:span text:style-name="T62">P</text:span><text:span text:style-name="T63">aris </text:span><text:span text:style-name="T62">C</text:span><text:span text:style-name="T63">entre</text:span><text:span text:style-name="T36"> </text:span><text:span text:style-name="T26">―</text:span><text:span text:style-name="T36"> </text:span><text:span text:style-name="T40">1</text:span><text:span text:style-name="T42">7</text:span><text:span text:style-name="T39"> pages, </text:span><text:span text:style-name="T41">1</text:span><text:span text:style-name="T40">3 mai </text:span><text:span text:style-name="T41">20</text:span><text:span text:style-name="T42">1</text:span><text:span text:style-name="T40">2</text:span></text:p>
              <text:p text:style-name="P14"><text:span text:style-name="T64">E</text:span>tat <text:span text:style-name="T65">des lieux commandité conjointement par le directeur de l'INSMI et le directeur de la fédération. </text:span>La <text:span text:style-name="T66">f</text:span>édération <text:span text:style-name="T67">FR 2830 </text:span>regroupe l'<text:span text:style-name="T68">i</text:span><text:span text:style-name="T69">nstitut de </text:span><text:span text:style-name="T68">m</text:span><text:span text:style-name="T69">athématiques de Jussieu</text:span> (UMR 7586), le <text:span text:style-name="T68">l</text:span><text:span text:style-name="T69">aboratoire Jacques Louis Lions</text:span> (UMR 7598), le <text:span text:style-name="T68">l</text:span><text:span text:style-name="T69">aboratoire de </text:span><text:span text:style-name="T68">p</text:span><text:span text:style-name="T69">robabilités et </text:span><text:span text:style-name="T68">m</text:span><text:span text:style-name="T69">odèles </text:span><text:span text:style-name="T68">a</text:span><text:span text:style-name="T69">léatoires</text:span> (UMR 7599), le <text:span text:style-name="T68">l</text:span><text:span text:style-name="T69">aboratoire d’</text:span><text:span text:style-name="T68">i</text:span><text:span text:style-name="T69">nformatique </text:span><text:span text:style-name="T68">a</text:span><text:span text:style-name="T69">lgorithmique </text:span><text:span text:style-name="T68">f</text:span><text:span text:style-name="T69">ondements et </text:span><text:span text:style-name="T68">a</text:span><text:span text:style-name="T69">pplications</text:span> (UMR 7089) et le <text:span text:style-name="T69">laboratoire </text:span><text:span text:style-name="T68">p</text:span><text:span text:style-name="T69">reuves, </text:span><text:span text:style-name="T68">p</text:span><text:span text:style-name="T69">rogrammes et </text:span><text:span text:style-name="T68">s</text:span><text:span text:style-name="T69">ystèmes</text:span> (UMR 7126).</text:p>
            </table:table-cell>
          </table:table-row>
          <table:table-row>
            <table:table-cell table:style-name="Tableau1.A2" office:value-type="string">
              <text:p text:style-name="P13">2010</text:p>
            </table:table-cell>
            <table:table-cell table:style-name="Tableau1.B2" office:value-type="string">
              <text:p text:style-name="P14"><text:span text:style-name="T70">Jacques Beigbeder, </text:span>Jacquelin Charbonnel <text:span text:style-name="T29">―</text:span><text:span text:style-name="T40"> </text:span><text:span text:style-name="T71">Visite du 25 mai 2010 à l'Institut Henri Poincaré</text:span><text:span text:style-name="T40"> </text:span><text:span text:style-name="T29">―</text:span><text:span text:style-name="T40"> </text:span><text:span text:style-name="T42">7</text:span><text:span text:style-name="T39"> pages, </text:span><text:span text:style-name="T41">1</text:span><text:span text:style-name="T42">7 juin </text:span><text:span text:style-name="T41">20</text:span><text:span text:style-name="T42">10</text:span></text:p>
              <text:p text:style-name="P14"><text:span text:style-name="T42">Audit de l'organisation et du fonctionnement de l'informatique de l'</text:span><text:span text:style-name="T72">IHP</text:span><text:span text:style-name="T73"> </text:span><text:span text:style-name="T42">(UMS 839) demand</text:span><text:span text:style-name="T74">é</text:span><text:span text:style-name="T42"> </text:span><text:span text:style-name="T74">par</text:span><text:span text:style-name="T42"> Céd</text:span><text:span text:style-name="T75">r</text:span><text:span text:style-name="T42">ic Villani, </text:span><text:span text:style-name="T73">d</text:span><text:span text:style-name="T76">i</text:span><text:span text:style-name="T42">recteur de l'IHP.</text:span></text:p>
            </table:table-cell>
          </table:table-row>
          <table:table-row>
            <table:table-cell table:style-name="Tableau1.A2" office:value-type="string">
              <text:p text:style-name="P13">2009</text:p>
            </table:table-cell>
            <table:table-cell table:style-name="Tableau1.B2" office:value-type="string">
              <text:p text:style-name="P14"><text:span text:style-name="T61">Jacquelin Charbonnel, Philippe Depouilly </text:span><text:span text:style-name="T26">―</text:span><text:span text:style-name="T36"> </text:span><text:span text:style-name="T77">Visite du laboratoire de mathématiques Nicolas Oresme</text:span><text:span text:style-name="T36"> </text:span><text:span text:style-name="T26">―</text:span><text:span text:style-name="T36"> </text:span><text:span text:style-name="T39">4 pages, </text:span><text:span text:style-name="T41">16 février 2009</text:span></text:p>
              <text:p text:style-name="P14"><text:span text:style-name="T78">Audit informatique du </text:span><text:span text:style-name="T79">l</text:span><text:span text:style-name="T80">aboratoire de </text:span><text:span text:style-name="T79">m</text:span><text:span text:style-name="T80">athématiques Nicolas Oresme</text:span><text:span text:style-name="T78"> (UMR 6139)</text:span><text:span text:style-name="T81"> commandité par le </text:span><text:span text:style-name="T82">d</text:span><text:span text:style-name="T78">irecteur </text:span><text:span text:style-name="T82">s</text:span><text:span text:style-name="T78">cientifique </text:span><text:span text:style-name="T82">a</text:span><text:span text:style-name="T78">djoint au </text:span><text:span text:style-name="T82">d</text:span><text:span text:style-name="T78">épartement MPPU pour les </text:span><text:span text:style-name="T82">m</text:span><text:span text:style-name="T78">athématiques.</text:span></text:p>
            </table:table-cell>
          </table:table-row>
          <text:soft-page-break/>
          <table:table-row>
            <table:table-cell table:style-name="Tableau1.A2" office:value-type="string">
              <text:p text:style-name="P13">2009</text:p>
            </table:table-cell>
            <table:table-cell table:style-name="Tableau1.B2" office:value-type="string">
              <text:p text:style-name="P14">Jacquelin Charbonnel, <text:span text:style-name="T83">Gérard Grancher</text:span> <text:span text:style-name="T29">―</text:span><text:span text:style-name="T40"> </text:span><text:span text:style-name="T84">Visite du Laboratoire Analyse, Géométrie &amp; Applications de l’Institut Galilée de l’Université Paris XIII</text:span><text:span text:style-name="T40"> </text:span><text:span text:style-name="T29">―</text:span><text:span text:style-name="T40"> </text:span><text:span text:style-name="T85">9 pages,</text:span><text:span text:style-name="T40"> </text:span><text:span text:style-name="T41">4 mai 2009</text:span></text:p>
              <text:p text:style-name="P14"><text:span text:style-name="T41">Audit </text:span><text:span text:style-name="T86">informatique </text:span><text:span text:style-name="T41">du </text:span><text:span text:style-name="T80">LAGA</text:span><text:span text:style-name="T41"> (UMR 7539)</text:span><text:span text:style-name="T87"> </text:span><text:span text:style-name="T88">commandité par le </text:span><text:span text:style-name="T89">d</text:span><text:span text:style-name="T87">irecteur </text:span><text:span text:style-name="T89">s</text:span><text:span text:style-name="T87">cientifique </text:span><text:span text:style-name="T89">a</text:span><text:span text:style-name="T87">djoint au </text:span><text:span text:style-name="T89">d</text:span><text:span text:style-name="T87">épartement MPPU pour les </text:span><text:span text:style-name="T89">m</text:span><text:span text:style-name="T87">athématiques.</text:span></text:p>
            </table:table-cell>
          </table:table-row>
          <table:table-row>
            <table:table-cell table:style-name="Tableau1.A2" office:value-type="string">
              <text:p text:style-name="P13">2008</text:p>
            </table:table-cell>
            <table:table-cell table:style-name="Tableau1.B2" office:value-type="string">
              <text:p text:style-name="P14">Jacquelin Charbonnel, Philippe Depouilly <text:span text:style-name="T29">―</text:span><text:span text:style-name="T40"> </text:span><text:span text:style-name="T90">Visite du département de mathématiques de Versailles</text:span><text:span text:style-name="T40"> </text:span><text:span text:style-name="T29">―</text:span><text:span text:style-name="T40"> </text:span><text:span text:style-name="T91">5 pages, </text:span><text:span text:style-name="T40">9 décembre 2008</text:span></text:p>
              <text:p text:style-name="P14"><text:span text:style-name="T92">Etude </text:span><text:span text:style-name="T93">de</text:span><text:span text:style-name="T94">s dysfonctionnements </text:span><text:span text:style-name="T93">informatique</text:span><text:span text:style-name="T94">s</text:span><text:span text:style-name="T93"> du </text:span><text:span text:style-name="T95">laboratoire de mathématiques de Versailles</text:span><text:span text:style-name="T93"> (UMR 8100) </text:span><text:span text:style-name="T96">commanditée par le </text:span><text:span text:style-name="T97">d</text:span><text:span text:style-name="T40">irecteur </text:span><text:span text:style-name="T97">s</text:span><text:span text:style-name="T40">cientifique </text:span><text:span text:style-name="T97">a</text:span><text:span text:style-name="T40">djoint au </text:span><text:span text:style-name="T97">d</text:span><text:span text:style-name="T40">épartement MPPU pour les </text:span><text:span text:style-name="T97">m</text:span><text:span text:style-name="T40">athématiques</text:span><text:span text:style-name="T93">.</text:span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/>
    <style:font-face style:name="Liberation Serif2" svg:font-family="'Liberation Serif'" style:font-adornments="Normal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.3cm" style:contextual-spacing="false" fo:text-indent="1.499cm" style:auto-text-indent="false" fo:background-color="transparent" style:shadow="none"/>
      <style:text-properties style:font-name="Liberation Serif2" fo:font-family="'Liberation Serif'" style:font-style-name="Normal" style:font-family-generic="roman" style:font-pitch="variable" fo:font-size="12pt" officeooo:rsid="00150dc8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loext:graphic-properties draw:fill="none" draw:fill-color="#729fcf"/>
      <style:paragraph-properties fo:margin-left="0cm" fo:margin-right="0cm" fo:margin-top="0cm" fo:margin-bottom="0cm" style:contextual-spacing="false" fo:line-height="120%" fo:text-indent="0cm" style:auto-text-indent="false" fo:background-color="transparen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nexe" style:family="paragraph" style:parent-style-name="Table_20_Contents">
      <style:text-properties style:font-name="Liberation Sans1" fo:font-family="'Liberation Sans'" style:font-style-name="Normal" style:font-family-generic="swiss" style:font-pitch="variable" fo:font-size="9pt" officeooo:rsid="006d6b58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15:41:50.608923020</meta:creation-date>
    <dc:date>2025-05-12T15:56:40.751239180</dc:date>
    <meta:editing-duration>PT12H27M49S</meta:editing-duration>
    <meta:editing-cycles>182</meta:editing-cycles>
    <meta:generator>LibreOffice/24.8.6.2$Linux_X86_64 LibreOffice_project/480$Build-2</meta:generator>
    <meta:print-date>2017-01-13T15:27:55.000291226</meta:print-date>
    <meta:document-statistic meta:table-count="3" meta:image-count="1" meta:object-count="0" meta:page-count="2" meta:paragraph-count="37" meta:word-count="558" meta:character-count="3747" meta:non-whitespace-character-count="3225"/>
  </office:meta>
</office:document-meta>
</file>